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horndale" svg:font-family="Thorndale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b1196f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82e253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72b4bf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b363a0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4cda2d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45f51f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5ff4f9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57aff8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d1f04b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2fa375">
      <style:table-cell-properties fo:background-color="#b3b300" fo:border-bottom="none" fo:border-left="none" fo:border-right="0.35mm solid #666600" fo:border-top="0.35mm solid #666600" fo:padding-bottom="0.0mm" fo:padding-left="0.0mm" fo:padding-right="0.0mm" fo:padding-top="0.0mm" style:vertical-align=""/>
    </style:style>
    <style:style style:family="paragraph" style:name="a487acf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477ef8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184b90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fdb50c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d9d600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a4a564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21d60e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4c94f6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2ce4b6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2b60b0">
      <style:table-cell-properties fo:background-color="#ffff99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0c188a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4e285b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c4d501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a3eca8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6296a1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ed8490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fe0137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a4a36d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93f8cf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122a7d">
      <style:table-cell-properties fo:background-color="#e6e64c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595d12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18edbc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375a33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5ead41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c869a6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968985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925033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87ea42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2ce62d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b7ecdb">
      <style:table-cell-properties fo:background-color="#e6e64c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6b81e5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3b3875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a6b393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77cb28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a8e551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7b3502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09a0e6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e702b8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83f87c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641339">
      <style:table-cell-properties fo:background-color="#e6e64c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ec1680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8b7894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418c43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6995cf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2ed618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43a8a9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55f70f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5a176f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a5458d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aff045">
      <style:table-cell-properties fo:background-color="#ffff99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b1c54c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c348a1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a4fa94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dfd8db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9e3dba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be88f6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ba7d29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56e923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144f8a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ac018d">
      <style:table-cell-properties fo:background-color="#666600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table-column" style:name="a9076d4">
      <style:table-column-properties style:rel-column-width="13107*"/>
    </style:style>
    <style:style style:family="table" style:name="a69c27e">
      <style:table-properties style:width="17.0cm" table:align="left"/>
    </style:style>
    <number:text-style style:name="N0">
      <number:text-content/>
    </number:text-style>
  </office:automatic-styles>
  <office:body>
    <office:text>
      <table:table table:style-name="a69c27e">
        <table:table-column table:number-columns-repeated="5" table:style-name="a9076d4"/>
        <table:table-row>
          <table:table-cell table:style-name="aac018d">
            <text:p text:style-name="a144f8a">Header1</text:p>
          </table:table-cell>
          <table:table-cell table:style-name="a56e923">
            <text:p text:style-name="aba7d29">a2 - 3 times</text:p>
          </table:table-cell>
          <table:table-cell table:style-name="abe88f6">
            <text:p text:style-name="a9e3dba">a2 - 3 times</text:p>
          </table:table-cell>
          <table:table-cell table:style-name="adfd8db">
            <text:p text:style-name="aa4fa94">a2 - 3 times</text:p>
          </table:table-cell>
          <table:table-cell table:style-name="ac348a1">
            <text:p text:style-name="ab1c54c">a5</text:p>
          </table:table-cell>
        </table:table-row>
        <table:table-row>
          <table:table-cell table:style-name="aaff045">
            <text:p text:style-name="aa5458d">b1</text:p>
          </table:table-cell>
          <table:table-cell table:style-name="a5a176f">
            <text:p text:style-name="a55f70f">b2</text:p>
          </table:table-cell>
          <table:table-cell table:style-name="a43a8a9">
            <text:p text:style-name="a2ed618">b3 - 3 times</text:p>
          </table:table-cell>
          <table:table-cell table:style-name="a6995cf">
            <text:p text:style-name="a418c43">b3 - 3 times</text:p>
          </table:table-cell>
          <table:table-cell table:style-name="a8b7894">
            <text:p text:style-name="aec1680">b3 - 3 times</text:p>
          </table:table-cell>
        </table:table-row>
        <table:table-row>
          <table:table-cell table:style-name="a641339">
            <text:p text:style-name="a83f87c">c1</text:p>
          </table:table-cell>
          <table:table-cell table:style-name="ae702b8">
            <text:p text:style-name="a09a0e6">c2</text:p>
          </table:table-cell>
          <table:table-cell table:style-name="a7b3502">
            <text:p text:style-name="aa8e551">c3</text:p>
          </table:table-cell>
          <table:table-cell table:style-name="a77cb28">
            <text:p text:style-name="aa6b393">c4</text:p>
          </table:table-cell>
          <table:table-cell table:style-name="a3b3875">
            <text:p text:style-name="a6b81e5">c5</text:p>
          </table:table-cell>
        </table:table-row>
        <table:table-row>
          <table:table-cell table:style-name="ab7ecdb">
            <text:p text:style-name="a2ce62d">c1</text:p>
          </table:table-cell>
          <table:table-cell table:style-name="a87ea42">
            <text:p text:style-name="a925033">c2</text:p>
          </table:table-cell>
          <table:table-cell table:style-name="a968985">
            <text:p text:style-name="ac869a6">c3</text:p>
          </table:table-cell>
          <table:table-cell table:style-name="a5ead41">
            <text:p text:style-name="a375a33">c4</text:p>
          </table:table-cell>
          <table:table-cell table:style-name="a18edbc">
            <text:p text:style-name="a595d12">c5</text:p>
          </table:table-cell>
        </table:table-row>
        <table:table-row>
          <table:table-cell table:style-name="a122a7d">
            <text:p text:style-name="a93f8cf">c1</text:p>
          </table:table-cell>
          <table:table-cell table:style-name="aa4a36d">
            <text:p text:style-name="afe0137">c2</text:p>
          </table:table-cell>
          <table:table-cell table:style-name="aed8490">
            <text:p text:style-name="a6296a1">c3</text:p>
          </table:table-cell>
          <table:table-cell table:style-name="aa3eca8">
            <text:p text:style-name="ac4d501">c4</text:p>
          </table:table-cell>
          <table:table-cell table:style-name="a4e285b">
            <text:p text:style-name="a0c188a">c5</text:p>
          </table:table-cell>
        </table:table-row>
        <table:table-row>
          <table:table-cell table:style-name="a2b60b0">
            <text:p text:style-name="a2ce4b6">d1</text:p>
          </table:table-cell>
          <table:table-cell table:style-name="a4c94f6">
            <text:p text:style-name="a21d60e">d2</text:p>
          </table:table-cell>
          <table:table-cell table:style-name="aa4a564">
            <text:p text:style-name="ad9d600">d3</text:p>
          </table:table-cell>
          <table:table-cell table:style-name="afdb50c">
            <text:p text:style-name="a184b90">d4</text:p>
          </table:table-cell>
          <table:table-cell table:style-name="a477ef8">
            <text:p text:style-name="a487acf">d5</text:p>
          </table:table-cell>
        </table:table-row>
        <table:table-row>
          <table:table-cell table:style-name="a2fa375">
            <text:p text:style-name="ad1f04b">Summe</text:p>
          </table:table-cell>
          <table:table-cell table:style-name="a57aff8">
            <text:p text:style-name="a5ff4f9">s2</text:p>
          </table:table-cell>
          <table:table-cell table:style-name="a45f51f">
            <text:p text:style-name="a4cda2d">s3</text:p>
          </table:table-cell>
          <table:table-cell table:style-name="ab363a0">
            <text:p text:style-name="a72b4bf">s4<text:s/></text:p>
          </table:table-cell>
          <table:table-cell table:style-name="a82e253">
            <text:p text:style-name="ab1196f">s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horndale" svg:font-family="Thorndale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23S</meta:editing-duration>
  </office:meta>
</office:document-meta>
</file>